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09d96"/>
    </style:style>
    <style:style style:name="P2" style:family="paragraph" style:parent-style-name="Standard">
      <style:text-properties officeooo:rsid="00009d96" officeooo:paragraph-rsid="00009d96"/>
    </style:style>
    <style:style style:name="P3" style:family="paragraph" style:parent-style-name="Standard">
      <style:text-properties officeooo:paragraph-rsid="00009d96"/>
    </style:style>
    <style:style style:name="P4" style:family="paragraph" style:parent-style-name="Standard">
      <style:text-properties fo:font-weight="bold" officeooo:paragraph-rsid="00009d96"/>
    </style:style>
    <style:style style:name="P5" style:family="paragraph" style:parent-style-name="Heading_20_2">
      <style:text-properties fo:font-weight="bold" officeooo:paragraph-rsid="00009d96"/>
    </style:style>
    <style:style style:name="T1" style:family="text">
      <style:text-properties officeooo:rsid="00009d96"/>
    </style:style>
    <style:style style:name="T2" style:family="text">
      <style:text-properties fo:font-weight="bold"/>
    </style:style>
    <style:style style:name="T3" style:family="text">
      <style:text-properties fo:font-style="italic" fo:font-weight="bold"/>
    </style:style>
    <style:style style:name="T4" style:family="text">
      <style:text-properties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ntiquités et tableaux antiques en vente en ligne</text:h>
      <text:p text:style-name="Standard"/>
      <text:p text:style-name="Standard">UNIQUE DANS TOUTE LA TUNISIE !!!!<text:line-break/>VOUS EN TROUVEREZ PAS UN AUTRE …</text:p>
      <text:p text:style-name="Standard"/>
      <text:p text:style-name="P3"><text:span text:style-name="T1">Inscription : </text:span>Vous cherchez quelque chose en particulier, vous désirez recevoir nos nouveautés avant tout le monde et vous voulez être au courant des activités de notre commerce, abonnez-vous via le formulaire ci-dessous</text:p>
      <text:p text:style-name="P3"/>
      <text:p text:style-name="P3">Les meilleures galeries d'antiquités,<text:line-break/><text:span text:style-name="T2">Les tableaux anciens les plus précieux</text:span></text:p>
      <text:p text:style-name="P4"/>
      <text:p text:style-name="P3"><text:span text:style-name="T2">Explorez anticSwiss, </text:span><text:span text:style-name="T3">le portail des galeries d'antiquités</text:span><text:span text:style-name="T2">. Vous pourrez acheter en ligne des pièces d'ameublement rares et anciennes, des antiquités et des tableaux d'autrefois proposés par les galeries que nous avons sélectionnées pour vous. Sur le portail anticSwiss vous trouverez des </text:span><text:span text:style-name="T3">antiquaires experts et spécialisés</text:span><text:span text:style-name="T2"> venant du monde entier qui pourront vous offrir une sélection d'antiquités prestigieuses certifiées et garanties. Nous vous guiderons dans vos achats en vous accompagnant à travers différentes époques, du mobilier rococo jusqu'à l'époque Louis XV, du style néoclassique au Directoire, en passant par l’Empire et le meubles Boulle Napoléon III, afin de vous aider à faire le meilleur choix et investir sur des objets de grande valeur historique et artistique.</text:span></text:p>
      <text:p text:style-name="P4"/>
      <text:p text:style-name="P4">Acheter des antiquités et des tableaux antiques<text:line-break/>n'a jamais été aussi simple </text:p>
      <text:p text:style-name="Standard">Sur anticSwiss vous pourrez acheter en ligne des antiquités et des tableaux certifiés de façon simple et directe. Notre portail présente des <text:span text:style-name="T2">galeries d'antiquités à l'échelle internationale</text:span> qui seront disponibles pour toutes vos questions concernant les tableaux et les antiquités proposées. Vous aurez la possibilité de contacter les antiquaires directement et de leur demander tous les détails concernant les pièces de leur galerie en ligne.</text:p>
      <text:p text:style-name="P3"/>
      <text:h text:style-name="P1" text:outline-level="1"><text:span text:style-name="T2">ANTIQUITÉS &amp; OBJETS D’ART <text:line-break/></text:span><text:span text:style-name="Emphasis"><text:span text:style-name="T2">La quête de l'excellence</text:span></text:span></text:h>
      <text:p text:style-name="P4"><text:s/></text:p>
      <text:h text:style-name="P5" text:outline-level="2">ANTIQUAIRES &amp; GALERIES D'ART</text:h>
      <text:p text:style-name="Text_20_body">Retrouvez les galeries d’art et antiquaires membres d’anticstore. Recherchez un antiquaire par spécialité : mobilier du XVIIIe siècle, tableau ancien, argenterie…ou par région. </text:p>
      <text:p text:style-name="Text_20_body"/>
      <text:h text:style-name="Heading_20_1" text:outline-level="1">Achetez des antiquités et objets d'art présentés par des antiquaires professionnels</text:h>
      <text:p text:style-name="Text_20_body"/>
      <text:p text:style-name="Text_20_body"><text:soft-page-break/>De nos jours, Tunisie, nombreuses sont les personnes passionnées par les objets d’art, Décoration et toutes les antiquités de tous genres, que ce soit pour la décoration intérieur ou tout simplement pour en faire une collection. Vous avez un intérêt particulier pour les produits antiques ou les objets anciens? <text:line-break/>Consultez et publiez gratuitement votre annonce par ici, que ce soit pour une vente ou pour un achat d’objets d’art et d’antiquités . Vous proposez de mettre en achat une de vos collections en objet d’art et antiquité, que ce soit neuf ou occasion ? Déposez votre annonces pour toucher les particuliers, amateurs et professionnels . <text:line-break/>Petites annonces gratuites Antiquités - Art - Décoration Maison, Déco, Électroménager Tunisie, TN </text:p>
      <text:p text:style-name="Text_20_body"/>
      <text:p text:style-name="P3"/>
      <text:p text:style-name="P3"/>
      <text:section text:style-name="Sect1" text:name="js_m">
        <text:p text:style-name="Standard"/>
        <text:section text:style-name="Sect1" text:name="id_5f9a930ea3b366970564903">
          <text:p text:style-name="Text_20_body">UNIQUE DANS TOUTE LA TUNISIE !!!!<text:line-break/>VOUS EN TROUVEREZ PAS UN AUTRE ... BUFFET OU BAHUT STYLE RENAISSANCE LE TOUT EN BOIS MASSIF SCULPTER DANS LA MASSE....<text:line-break/>REPRÉSENTANT LES CROISADES DU MOYEN AGE ....... <text:line-break/>TOUTES LES POIGNÉES SONT EN BRONZE<text:line-break/>TOUT EST D'ORIGINE ... <text:line-break/>HAUTEUR : 2 m <text:line-break/>LARGEUR : 2.60 m<text:line-break/>PROFONDEUR 50 cm<text:line-break/><text:span text:style-name="T4">📞</text:span>Contact : 55565800 ou si non le 22668297 <text:line-break/>pour le prix message priver ou téléphone .</text:p>
        </text:section>
      </text:section>
      <text:p text:style-name="P3"/>
      <text:p text:style-name="P3">Bar en tek Quasiment neuf !! Très beau pour vos intérieurs comme pour vos extérieurs ...<text:line-break/>Hauteur : 1m10 <text:line-break/>Largeur : 1m80<text:line-break/>Pour tout contact appeler le 55565800 merci <text:line-break/>Prix fixe : 1100 dt</text:p>
      <text:p text:style-name="P3"/>
      <text:p text:style-name="P3"/>
      <text:p text:style-name="P3"/>
      <text:h text:style-name="P1" text:outline-level="1">commode d époque louis XVI en noyer du 18e siécle</text:h>
      <text:p text:style-name="Text_20_body">livraison en france offerte<text:line-break/>commode louis XVI en noyer du 18e siécle<text:line-break/>restauré dans notre atelier en parfait état<text:line-break/>elle ouvre en façade de trois tiroirs<text:line-break/>les cotés sont panneautés<text:line-break/>le dessus est en noyer<text:line-break/>les bronzes sont du 18e siécle<text:line-break/>les pieds de devant sont a pent coupé et cannelés<text:line-break/><text:soft-page-break/>pour plus de renseignements et voir mes 50 autres meubles et lire les avis de mes clients<text:line-break/>allez sur mon site antiquitesrousseau.com<text:line-break/>pour acheter en toute connaissance n hésitez pas à me téléphoner au 0620396288<text:line-break/><text:line-break/>Largeur : 126<text:line-break/>Hauteur : 90<text:line-break/>Profondeur : 57<text:line-break/><text:line-break/>Catégorie : <text:a xlink:type="simple" xlink:href="https://www.antiquites-en-france.com/antiquites/-/-/-/commodes" text:style-name="Internet_20_link" text:visited-style-name="Visited_20_Internet_20_Link">Commodes</text:a> <text:line-break/>Style : <text:a xlink:type="simple" xlink:href="https://www.antiquites-en-france.com/antiquites/-/louis-XVI" text:style-name="Internet_20_link" text:visited-style-name="Visited_20_Internet_20_Link">Louis XVI</text:a><text:line-break/>Epoque : <text:a xlink:type="simple" xlink:href="https://www.antiquites-en-france.com/antiquites/-/-/18eme-siecle" text:style-name="Internet_20_link" text:visited-style-name="Visited_20_Internet_20_Link">18ème siècle</text:a><text:line-break/><text:line-break/>Prix : 2200 € <text:line-break/>Livraison gratuite en France, request a quote for other country</text:p>
      <text:p text:style-name="P3"/>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9T10:56:12.701342163</meta:creation-date>
    <dc:date>2020-10-29T23:33:24.438577367</dc:date>
    <meta:editing-duration>PT4H32M58S</meta:editing-duration>
    <meta:editing-cycles>2</meta:editing-cycles>
    <meta:generator>LibreOffice/6.4.6.2$Linux_X86_64 LibreOffice_project/40$Build-2</meta:generator>
    <meta:document-statistic meta:table-count="0" meta:image-count="0" meta:object-count="0" meta:page-count="3" meta:paragraph-count="17" meta:word-count="655" meta:character-count="4102" meta:non-whitespace-character-count="3445"/>
  </office:meta>
</office:document-meta>
</file>